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486.85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workSoEver43">
      <style:table-properties table:display="true" style:writing-mode="lr-tb"/>
    </style:style>
    <style:style style:name="ta2" style:family="table" style:master-page-name="PageStyle_5f_quickAndRough5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6" style:family="table-cell" style:parent-style-name="Default">
      <style:table-cell-properties fo:border-bottom="0.74pt solid #999999" fo:background-color="#000000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" style:family="table-cell" style:parent-style-name="Default">
      <style:table-cell-properties fo:border-bottom="0.74pt solid #1155cc" fo:background-color="#4a86e8" style:diagonal-bl-tr="none" style:diagonal-tl-br="none" style:text-align-source="value-type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999999" fo:background-color="#b7b7b7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6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8pt" fo:font-style="italic" fo:text-shadow="none" style:text-underline-style="none" fo:font-weight="normal" style:font-size-asian="8pt" style:font-style-asian="italic" style:font-weight-asian="normal" style:font-name-complex="Overpass Mono" style:font-size-complex="8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8pt" fo:font-style="italic" fo:text-shadow="none" style:text-underline-style="none" fo:font-weight="normal" style:font-size-asian="8pt" style:font-style-asian="italic" style:font-weight-asian="normal" style:font-name-complex="Overpass Mono" style:font-size-complex="8pt" style:font-style-complex="italic" style:font-weight-complex="normal"/>
    </style:style>
    <style:style style:name="ce18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9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5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26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oEver4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workSoEver43</text:p>
          </table:table-cell>
          <table:table-cell table:style-name="ce9" office:value-type="string" calcext:value-type="string">
            <text:p>:</text:p>
          </table:table-cell>
          <table:table-cell table:style-name="ce12"/>
          <table:table-cell table:style-name="ce15" office:value-type="string" calcext:value-type="string">
            <text:p>Gradual</text:p>
          </table:table-cell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#</text:p>
          </table:table-cell>
          <table:table-cell table:style-name="ce21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2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ccoun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Hybrid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sse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Sourc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helper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ast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turbo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Transform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group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omplex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poll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Grammar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ontai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Stor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pa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Allocat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abl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ompil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9" calcext:value-type="float">
            <text:p>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model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Entity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0" calcext:value-type="float">
            <text:p>1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data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Format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1" calcext:value-type="float">
            <text:p>1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bracke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Heritag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2" calcext:value-type="float">
            <text:p>1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vers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apital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3" calcext:value-type="float">
            <text:p>1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imulat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Register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4" calcext:value-type="float">
            <text:p>1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virtual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Foreign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view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ompar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ontrol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Assign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7" calcext:value-type="float">
            <text:p>1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extend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Theory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8" calcext:value-type="float">
            <text:p>1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grid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Favourit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9" calcext:value-type="float">
            <text:p>1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wif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Motion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0" calcext:value-type="float">
            <text:p>2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toll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Prior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1" calcext:value-type="float">
            <text:p>2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basic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Process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2" calcext:value-type="float">
            <text:p>2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parallel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Verb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3" calcext:value-type="float">
            <text:p>2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nalysis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Terminal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4" calcext:value-type="float">
            <text:p>2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ustom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Mor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5" calcext:value-type="float">
            <text:p>2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supply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ype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26" calcext:value-type="float">
            <text:p>2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ickAndRough5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quickAndRough52</text:p>
          </table:table-cell>
          <table:table-cell table:style-name="ce9" office:value-type="string" calcext:value-type="string">
            <text:p>:</text:p>
          </table:table-cell>
          <table:table-cell table:style-name="ce12"/>
          <table:table-cell table:style-name="ce15" office:value-type="string" calcext:value-type="string">
            <text:p>Approximate</text:p>
          </table:table-cell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#</text:p>
          </table:table-cell>
          <table:table-cell table:style-name="ce21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2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tress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25" office:value-type="string" calcext:value-type="string">
            <text:p>Ring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fragranc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25" office:value-type="string" calcext:value-type="string">
            <text:p>Charcoal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entimen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25" office:value-type="string" calcext:value-type="string">
            <text:p>Fortun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philosoph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Accent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illustrat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25"/>
          <table:table-cell table:style-name="ce10" office:value-type="string" calcext:value-type="string">
            <text:p>-</text:p>
          </table:table-cell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25"/>
          <table:table-cell table:style-name="ce10" office:value-type="string" calcext:value-type="string">
            <text:p>-</text:p>
          </table:table-cell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25"/>
          <table:table-cell table:style-name="ce10" office:value-type="string" calcext:value-type="string">
            <text:p>-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25"/>
          <table:table-cell table:style-name="ce10" office:value-type="string" calcext:value-type="string">
            <text:p>-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25"/>
          <table:table-cell table:style-name="ce10" office:value-type="string" calcext:value-type="string">
            <text:p>-</text:p>
          </table:table-cell>
          <table:table-cell table:style-name="ce19" office:value-type="float" office:value="9" calcext:value-type="float">
            <text:p>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25"/>
          <table:table-cell table:style-name="ce10" office:value-type="string" calcext:value-type="string">
            <text:p>-</text:p>
          </table:table-cell>
          <table:table-cell table:style-name="ce19" office:value-type="float" office:value="10" calcext:value-type="float">
            <text:p>1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25"/>
          <table:table-cell table:style-name="ce10" office:value-type="string" calcext:value-type="string">
            <text:p>-</text:p>
          </table:table-cell>
          <table:table-cell table:style-name="ce19" office:value-type="float" office:value="11" calcext:value-type="float">
            <text:p>1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25"/>
          <table:table-cell table:style-name="ce10" office:value-type="string" calcext:value-type="string">
            <text:p>-</text:p>
          </table:table-cell>
          <table:table-cell table:style-name="ce19" office:value-type="float" office:value="12" calcext:value-type="float">
            <text:p>1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25"/>
          <table:table-cell table:style-name="ce10" office:value-type="string" calcext:value-type="string">
            <text:p>-</text:p>
          </table:table-cell>
          <table:table-cell table:style-name="ce19" office:value-type="float" office:value="13" calcext:value-type="float">
            <text:p>1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25"/>
          <table:table-cell table:style-name="ce10" office:value-type="string" calcext:value-type="string">
            <text:p>-</text:p>
          </table:table-cell>
          <table:table-cell table:style-name="ce19" office:value-type="float" office:value="14" calcext:value-type="float">
            <text:p>1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25"/>
          <table:table-cell table:style-name="ce10" office:value-type="string" calcext:value-type="string">
            <text:p>-</text:p>
          </table:table-cell>
          <table:table-cell table:style-name="ce19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25"/>
          <table:table-cell table:style-name="ce10" office:value-type="string" calcext:value-type="string">
            <text:p>-</text:p>
          </table:table-cell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25"/>
          <table:table-cell table:style-name="ce10" office:value-type="string" calcext:value-type="string">
            <text:p>-</text:p>
          </table:table-cell>
          <table:table-cell table:style-name="ce19" office:value-type="float" office:value="17" calcext:value-type="float">
            <text:p>1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25"/>
          <table:table-cell table:style-name="ce10" office:value-type="string" calcext:value-type="string">
            <text:p>-</text:p>
          </table:table-cell>
          <table:table-cell table:style-name="ce19" office:value-type="float" office:value="18" calcext:value-type="float">
            <text:p>1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25"/>
          <table:table-cell table:style-name="ce10" office:value-type="string" calcext:value-type="string">
            <text:p>-</text:p>
          </table:table-cell>
          <table:table-cell table:style-name="ce19" office:value-type="float" office:value="19" calcext:value-type="float">
            <text:p>1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25"/>
          <table:table-cell table:style-name="ce10" office:value-type="string" calcext:value-type="string">
            <text:p>-</text:p>
          </table:table-cell>
          <table:table-cell table:style-name="ce19" office:value-type="float" office:value="20" calcext:value-type="float">
            <text:p>2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25"/>
          <table:table-cell table:style-name="ce10" office:value-type="string" calcext:value-type="string">
            <text:p>-</text:p>
          </table:table-cell>
          <table:table-cell table:style-name="ce19" office:value-type="float" office:value="21" calcext:value-type="float">
            <text:p>2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delus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25"/>
          <table:table-cell table:style-name="ce10" office:value-type="string" calcext:value-type="string">
            <text:p>-</text:p>
          </table:table-cell>
          <table:table-cell table:style-name="ce19" office:value-type="float" office:value="22" calcext:value-type="float">
            <text:p>2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ticker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Fact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3" calcext:value-type="float">
            <text:p>2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opin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25" office:value-type="string" calcext:value-type="string">
            <text:p>Min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4" calcext:value-type="float">
            <text:p>2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arto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25" office:value-type="string" calcext:value-type="string">
            <text:p>Fortnight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5" calcext:value-type="float">
            <text:p>2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hack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26" office:value-type="string" calcext:value-type="string">
            <text:p>Stretch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26" calcext:value-type="float">
            <text:p>2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oEver43" style:display-name="PageStyle_workSoEver4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ickAndRough52" style:display-name="PageStyle_quickAndRough5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44" meta:object-count="0"/>
    <meta:generator>LibreOfficeDev/6.0.5.2$Linux_X86_64 LibreOffice_project/</meta:generator>
  </office:meta>
</office:document-meta>
</file>